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16.896cm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6" style:family="table">
      <style:table-properties style:width="11.885cm" fo:margin-left="1.817cm" table:align="left"/>
    </style:style>
    <style:style style:name="Tableau6.A" style:family="table-column">
      <style:table-column-properties style:column-width="1.588cm"/>
    </style:style>
    <style:style style:name="Tableau6.B" style:family="table-column">
      <style:table-column-properties style:column-width="3.403cm"/>
    </style:style>
    <style:style style:name="Tableau6.C" style:family="table-column">
      <style:table-column-properties style:column-width="3.401cm"/>
    </style:style>
    <style:style style:name="Tableau6.D" style:family="table-column">
      <style:table-column-properties style:column-width="3.49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>
        <style:tab-stops>
          <style:tab-stop style:position="10.98cm"/>
          <style:tab-stop style:position="12.647cm"/>
        </style:tab-stops>
      </style:paragraph-properties>
      <style:text-properties officeooo:paragraph-rsid="0016e7b8" fo:background-color="#ffffff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e76bc" officeooo:paragraph-rsid="000e76bc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e76bc" officeooo:paragraph-rsid="0013b066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e76bc" officeooo:paragraph-rsid="001765b8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fa164" officeooo:paragraph-rsid="000fa164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06c66" officeooo:paragraph-rsid="00106c66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5495c" officeooo:paragraph-rsid="0015495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1765b8" officeooo:paragraph-rsid="001765b8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1765b8" officeooo:paragraph-rsid="00192781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765b8" officeooo:paragraph-rsid="001f9826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5495c" officeooo:paragraph-rsid="0015495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765b8" officeooo:paragraph-rsid="0019278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765b8" officeooo:paragraph-rsid="001d18d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1765b8" officeooo:paragraph-rsid="001765b8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rsid="000bb30a" officeooo:paragraph-rsid="000bb30a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0ca6e4" officeooo:paragraph-rsid="000ca6e4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0acd35" officeooo:paragraph-rsid="001765b8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0acd35" officeooo:paragraph-rsid="000acd35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0da609" officeooo:paragraph-rsid="000da609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rsid="000da609" officeooo:paragraph-rsid="001765b8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0e76bc" officeooo:paragraph-rsid="000e76bc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rsid="0015495c" officeooo:paragraph-rsid="0015495c"/>
    </style:style>
    <style:style style:name="P23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fcf86" officeooo:paragraph-rsid="000fcf86"/>
    </style:style>
    <style:style style:name="P24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bb30a" officeooo:paragraph-rsid="000bb30a"/>
    </style:style>
    <style:style style:name="P25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ac5ec" officeooo:paragraph-rsid="000ac5ec"/>
    </style:style>
    <style:style style:name="P26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b299d" officeooo:paragraph-rsid="000b299d"/>
    </style:style>
    <style:style style:name="P27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fo:color="#cccccc" style:font-name="Times new roman" officeooo:rsid="000bb30a" officeooo:paragraph-rsid="001765b8"/>
    </style:style>
    <style:style style:name="P28" style:family="paragraph" style:parent-style-name="Table_20_Contents">
      <loext:graphic-properties draw:fill="none"/>
      <style:paragraph-properties fo:margin-left="1cm" fo:margin-right="0cm" fo:text-align="justify" style:justify-single-word="false" fo:text-indent="0cm" style:auto-text-indent="false" fo:background-color="transparent" text:number-lines="false" text:line-number="0"/>
      <style:text-properties fo:color="#cccccc" style:font-name="Times new roman" officeooo:rsid="000bb30a" officeooo:paragraph-rsid="00192781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Times new roman" officeooo:rsid="000ca6e4" officeooo:paragraph-rsid="000ca6e4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0fb157" officeooo:paragraph-rsid="000fb157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00fcf86" officeooo:paragraph-rsid="000fcf86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15495c" officeooo:paragraph-rsid="0015495c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15495c" officeooo:paragraph-rsid="001f4aa3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0bb30a" officeooo:paragraph-rsid="000bb30a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0bb30a" officeooo:paragraph-rsid="001765b8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0ac5ec" officeooo:paragraph-rsid="000ac5ec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0b299d" officeooo:paragraph-rsid="000b299d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0b299d" officeooo:paragraph-rsid="000ca6e4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0da609" officeooo:paragraph-rsid="000da609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41" style:family="paragraph" style:parent-style-name="Table_20_Contents">
      <loext:graphic-properties draw:fill="none"/>
      <style:paragraph-properties fo:margin-left="1.10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fb157" officeooo:paragraph-rsid="000fb157"/>
    </style:style>
    <style:style style:name="P42" style:family="paragraph" style:parent-style-name="Table_20_Contents">
      <loext:graphic-properties draw:fill="none"/>
      <style:paragraph-properties fo:margin-left="1.10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ac5ec" officeooo:paragraph-rsid="000ac5ec"/>
    </style:style>
    <style:style style:name="P43" style:family="paragraph" style:parent-style-name="Table_20_Contents">
      <loext:graphic-properties draw:fill="none"/>
      <style:paragraph-properties fo:margin-left="2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bb30a" officeooo:paragraph-rsid="000bb30a"/>
    </style:style>
    <style:style style:name="P44" style:family="paragraph" style:parent-style-name="Table_20_Contents">
      <loext:graphic-properties draw:fill="none"/>
      <style:paragraph-properties fo:margin-left="2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b299d" officeooo:paragraph-rsid="000b299d"/>
    </style:style>
    <style:style style:name="P45" style:family="paragraph" style:parent-style-name="Table_20_Contents">
      <loext:graphic-properties draw:fill="none"/>
      <style:paragraph-properties fo:margin-left="2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b299d" officeooo:paragraph-rsid="001765b8"/>
    </style:style>
    <style:style style:name="P46" style:family="paragraph" style:parent-style-name="Table_20_Contents">
      <loext:graphic-properties draw:fill="none"/>
      <style:paragraph-properties fo:margin-left="2.10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ac5ec" officeooo:paragraph-rsid="000ac5ec"/>
    </style:style>
    <style:style style:name="P47" style:family="paragraph" style:parent-style-name="Table_20_Contents">
      <loext:graphic-properties draw:fill="none"/>
      <style:paragraph-properties fo:margin-left="2.10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officeooo:rsid="000ac5ec" officeooo:paragraph-rsid="001765b8"/>
    </style:style>
    <style:style style:name="P48" style:family="paragraph" style:parent-style-name="Header">
      <style:paragraph-properties fo:padding="0.049cm" fo:border-left="none" fo:border-right="none" fo:border-top="0.06pt solid #000000" fo:border-bottom="0.06pt solid #000000" style:shadow="none">
        <style:tab-stops>
          <style:tab-stop style:position="13.705cm"/>
        </style:tab-stops>
      </style:paragraph-properties>
      <style:text-properties officeooo:paragraph-rsid="0015bf50"/>
    </style:style>
    <style:style style:name="T1" style:family="text">
      <style:text-properties officeooo:rsid="001ee7c6"/>
    </style:style>
    <style:style style:name="T2" style:family="text">
      <style:text-properties officeooo:rsid="000ca6e4"/>
    </style:style>
    <style:style style:name="T3" style:family="text">
      <style:text-properties style:text-position="sub 74%" officeooo:rsid="000da609"/>
    </style:style>
    <style:style style:name="T4" style:family="text">
      <style:text-properties officeooo:rsid="0013b066"/>
    </style:style>
    <style:style style:name="T5" style:family="text">
      <style:text-properties officeooo:rsid="0015495c"/>
    </style:style>
    <style:style style:name="T6" style:family="text">
      <style:text-properties officeooo:rsid="001765b8"/>
    </style:style>
    <style:style style:name="T7" style:family="text">
      <style:text-properties officeooo:rsid="000bb30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65b8" style:font-weight-asian="bold" style:font-weight-complex="bold"/>
    </style:style>
    <style:style style:name="T10" style:family="text">
      <style:text-properties fo:font-weight="bold" officeooo:rsid="00192781" style:font-weight-asian="bold" style:font-weight-complex="bold"/>
    </style:style>
    <style:style style:name="T11" style:family="text">
      <style:text-properties fo:font-weight="bold" officeooo:rsid="001d18d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b30a" style:font-weight-asian="normal" style:font-weight-complex="normal"/>
    </style:style>
    <style:style style:name="T14" style:family="text">
      <style:text-properties fo:font-weight="normal" officeooo:rsid="001765b8" style:font-weight-asian="normal" style:font-weight-complex="normal"/>
    </style:style>
    <style:style style:name="T15" style:family="text">
      <style:text-properties fo:font-weight="normal" officeooo:rsid="000ca6e4" style:font-weight-asian="normal" style:font-weight-complex="normal"/>
    </style:style>
    <style:style style:name="T16" style:family="text">
      <style:text-properties fo:font-weight="normal" officeooo:rsid="000b299d" style:font-weight-asian="normal" style:font-weight-complex="normal"/>
    </style:style>
    <style:style style:name="T17" style:family="text">
      <style:text-properties officeooo:rsid="000ac5ec"/>
    </style:style>
    <style:style style:name="T18" style:family="text">
      <style:text-properties officeooo:rsid="000da609"/>
    </style:style>
    <style:style style:name="T19" style:family="text">
      <style:text-properties officeooo:rsid="000fcf86"/>
    </style:style>
    <style:style style:name="T20" style:family="text">
      <style:text-properties officeooo:rsid="00106c66"/>
    </style:style>
    <style:style style:name="T21" style:family="text">
      <style:text-properties fo:color="#cccccc"/>
    </style:style>
    <style:style style:name="T22" style:family="text">
      <style:text-properties fo:color="#cccccc" officeooo:rsid="000bb30a"/>
    </style:style>
    <style:style style:name="T23" style:family="text">
      <style:text-properties officeooo:rsid="001d18d1"/>
    </style:style>
    <style:style style:name="T24" style:family="text">
      <style:text-properties style:text-position="sub 58%" officeooo:rsid="000ac5ec"/>
    </style:style>
    <style:style style:name="T25" style:family="text">
      <style:text-properties officeooo:rsid="001f4aa3"/>
    </style:style>
    <style:style style:name="T26" style:family="text">
      <style:text-properties officeooo:rsid="001f9826"/>
    </style:style>
    <style:style style:name="T27" style:family="text">
      <style:text-properties officeooo:rsid="0021f523"/>
    </style:style>
    <style:style style:name="T28" style:family="text">
      <style:text-properties style:font-name="Times new roman" fo:font-size="12pt" fo:font-weight="normal" officeooo:rsid="001e0e75" style:font-size-asian="12pt" style:font-weight-asian="normal" style:font-name-complex="Verdana" style:font-size-complex="12pt" style:font-weight-complex="normal"/>
    </style:style>
    <style:style style:name="T29" style:family="text">
      <style:text-properties style:font-name="Times new roman" fo:font-size="12pt" fo:font-weight="normal" officeooo:rsid="001ee7c6" style:font-size-asian="12pt" style:font-weight-asian="normal" style:font-name-complex="Verdana" style:font-size-complex="12pt" style:font-weight-complex="normal"/>
    </style:style>
    <style:style style:name="T30" style:family="text">
      <style:text-properties style:font-name="Times new roman" fo:font-size="12pt" fo:font-weight="normal" officeooo:rsid="0021f523" style:font-size-asian="12pt" style:font-weight-asian="normal" style:font-name-complex="Verdana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ice 1</text:p>
      <text:p text:style-name="P15">On considère l’équation différentielle <text:span text:style-name="T6">(1)</text:span> f(y, t) = sin(t) sin(y) entre 0 et 50, avec la condition initiale y(0) = 1</text:p>
      <text:p text:style-name="P8"><text:span text:style-name="T8">Question 1 </text:span>Donner le code de la fonction <text:span text:style-name="T7">f(y,t) </text:span>qui permet de représenter l’équation différentielle (1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6">import math</text:p>
            <text:p text:style-name="P16">import matplotlib.pyplot as plt</text:p>
            <text:p text:style-name="P16">import scipy.integrate as si</text:p>
            <text:p text:style-name="P16">import numpy as np</text:p>
            <text:p text:style-name="P15">def f(y,t):</text:p>
            <text:p text:style-name="P15"><text:tab/>return <text:span text:style-name="T21">…………………………………….</text:span></text:p>
          </table:table-cell>
        </table:table-row>
      </table:table>
      <text:p text:style-name="P8"><text:span text:style-name="T8">Question 2 <text:s/></text:span><text:span text:style-name="T12">Donner le code de la fonction </text:span><text:span text:style-name="T13">euler(f,a,b,y0,n) </text:span><text:span text:style-name="T12">qui permet de résoudre l’équation (1)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4">def euler(f,a,b,y0,n):</text:p>
            <text:p text:style-name="P24">""" résolution de y’=f(y,t) par la méthode d’Euler """</text:p>
            <text:p text:style-name="P24">h = (b-a) / n</text:p>
            <text:p text:style-name="P24">X = [a]</text:p>
            <text:p text:style-name="P24">Y = [y0]</text:p>
            <text:p text:style-name="P24">x = a</text:p>
            <text:p text:style-name="P24">y = y0</text:p>
            <text:p text:style-name="P24">for i in range( <text:span text:style-name="T21">….. , ……...</text:span>):</text:p>
            <text:p text:style-name="P43">y += <text:span text:style-name="T21">………………….</text:span></text:p>
            <text:p text:style-name="P43">x += <text:span text:style-name="T21">……………….</text:span></text:p>
            <text:p text:style-name="P43">X.append(<text:span text:style-name="T21">…….</text:span>)</text:p>
            <text:p text:style-name="P43">Y.append(<text:span text:style-name="T21">………...</text:span>)</text:p>
            <text:p text:style-name="P24">return (X,Y)</text:p>
          </table:table-cell>
        </table:table-row>
      </table:table>
      <text:p text:style-name="P8"><text:span text:style-name="T8">Question 3 <text:s/></text:span><text:span text:style-name="T17">Écrire une fonction RK2(f, a, y0, b, n), répondant au problème de la question </text:span>2<text:span text:style-name="T17">, utilisant cette fois la méthode de Runge-Kutta d’ordre 2. Cette méthode est basée sur la subdivision donnée par l’unique réel x = x</text:span><text:span text:style-name="T24">i</text:span><text:span text:style-name="T17"> + h/2.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6">def RK2(f,a,b,y0,n):</text:p>
            <text:p text:style-name="P36">""" résolution de y’=f(y,t) par la méthode RK2 """</text:p>
            <text:p text:style-name="P25">h = (b-a) / n</text:p>
            <text:p text:style-name="P25">X = [a]</text:p>
            <text:p text:style-name="P25">Y = [y0]</text:p>
            <text:p text:style-name="P25">x = a</text:p>
            <text:p text:style-name="P25">y = y0</text:p>
            <text:p text:style-name="P25">for i in range (1,n+1):</text:p>
            <text:p text:style-name="P46">z = y + h / 2 * f(y,x)</text:p>
            <text:p text:style-name="P47">y += <text:span text:style-name="T22">……………</text:span></text:p>
            <text:p text:style-name="P47">x +=<text:span text:style-name="T22">……</text:span></text:p>
            <text:p text:style-name="P47">X.append(<text:span text:style-name="T22">………</text:span>)</text:p>
            <text:p text:style-name="P47">Y.append(<text:span text:style-name="T22">………</text:span>)</text:p>
            <text:p text:style-name="P42">return (X,Y)</text:p>
          </table:table-cell>
        </table:table-row>
      </table:table>
      <text:p text:style-name="P17"><text:span text:style-name="T9">Question 4 <text:s/></text:span>Enfin, la méthode RK4 (la méthode de Runge-Kutta classique) consiste à faire une moyenne des pentes successives obtenue en x, x + h /2 , x + h /2 et x + h, ces pentes étant successivement obtenues en approchant la courbe depuis x en utilisant la pente précédente (ou la pente initiale pour la première). La moyenne est effectuée avec les pondérations 1/6, 2/6, 2/6, 1/6</text:p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37">def RK4(f,a,b,y0,n):</text:p>
            <text:p text:style-name="P26">""" résolution de y’=f(y,t) par la méthode RK4 """</text:p>
            <text:p text:style-name="P26">h = (b-a) / n</text:p>
            <text:p text:style-name="P26">X = [a]</text:p>
            <text:p text:style-name="P26">Y = [y0]</text:p>
            <text:p text:style-name="P26">x = a</text:p>
            <text:p text:style-name="P26">y = y0</text:p>
            <text:p text:style-name="P26">for i in range (1,n+1):</text:p>
            <text:p text:style-name="P44">p1 <text:span text:style-name="T6">=</text:span> f(y,x)</text:p>
            <text:p text:style-name="P44">y2 = y + h / 2 * p1</text:p>
            <text:p text:style-name="P44">p2 =<text:span text:style-name="T21"> ………………………..</text:span></text:p>
            <text:p text:style-name="P45">y3 = <text:span text:style-name="T21">………………………..</text:span></text:p>
            <text:p text:style-name="P45">p3 = <text:span text:style-name="T21">………………………..</text:span></text:p>
            <text:p text:style-name="P45">y4 = <text:span text:style-name="T21">………………………..</text:span></text:p>
            <text:p text:style-name="P45">p4 = <text:span text:style-name="T21">………………………..</text:span></text:p>
            <text:p text:style-name="P44">p =<text:span text:style-name="T21"> …………………………………. </text:span>/6</text:p>
            <text:p text:style-name="P45">y += <text:span text:style-name="T21">………………………..</text:span></text:p>
            <text:p text:style-name="P45">x += <text:span text:style-name="T21">………………………..</text:span></text:p>
            <text:p text:style-name="P45">X.append( <text:span text:style-name="T21">………. </text:span>)</text:p>
            <text:p text:style-name="P45">Y.append( <text:span text:style-name="T21">………</text:span>)</text:p>
            <text:p text:style-name="P26">return(X,Y)</text:p>
          </table:table-cell>
        </table:table-row>
      </table:table>
      <text:p text:style-name="P17"><text:span text:style-name="T9">Question 4 <text:s/></text:span><text:span text:style-name="T14">Compléter le code de la fonction <text:s/></text:span><text:span text:style-name="T15">odeintUser</text:span><text:span text:style-name="T16">(f,a,b,y0,n) </text:span><text:span text:style-name="T14">qui permet de résoudre l’équation (1) en utilisant la fonction odeint</text:span></text:p>
      <text:p text:style-name="P1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8">def <text:span text:style-name="T2">odeintUser</text:span>(f,a,b,y0,n):</text:p>
            <text:p text:style-name="P29">X = [a + i * (b-a) / n <text:span text:style-name="T21">……………………...</text:span>]</text:p>
            <text:p text:style-name="P29">Y = si.odeint(<text:span text:style-name="T21">……………………………….</text:span>)</text:p>
            <text:p text:style-name="P29">return X,Y</text:p>
          </table:table-cell>
        </table:table-row>
      </table:table>
      <text:p text:style-name="P17"><text:span text:style-name="T9">Question 5.1 </text:span><text:span text:style-name="T18">On définit l’erreur <text:s text:c="4"/>e</text:span><text:span text:style-name="T3">n</text:span><text:span text:style-name="T18"> = max </text:span><text:span text:style-name="T3">k∈[[0,n]]</text:span><text:span text:style-name="T18"> |y</text:span><text:span text:style-name="T3">k</text:span><text:span text:style-name="T18"> − y(</text:span><text:span text:style-name="T3">tk</text:span><text:span text:style-name="T18"> )|.</text:span></text:p>
      <text:p text:style-name="P19">Écrire une fonction erreurEuler(f,a,b,y0,n) qui permet de retourner <text:s/>l’erreur en dans le cas de la méthode d’Euler, on suppose que la solution exacte est celle donnée par odeint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5">def <text:span text:style-name="T18">erreurEuler</text:span>(f,a,b,y0,n):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  <text:p text:style-name="P27">………………………………………………………………………………………………….</text:p>
          </table:table-cell>
        </table:table-row>
      </table:table>
      <text:p text:style-name="P14"/>
      <text:p text:style-name="P20"><text:span text:style-name="T9">Question 5.2 </text:span>Compléter le tableau suivant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39">n</text:p>
          </table:table-cell>
          <table:table-cell table:style-name="Tableau6.A1" office:value-type="string">
            <text:p text:style-name="P39">Euler</text:p>
          </table:table-cell>
          <table:table-cell table:style-name="Tableau6.A1" office:value-type="string">
            <text:p text:style-name="P39">RK2</text:p>
          </table:table-cell>
          <table:table-cell table:style-name="Tableau6.D1" office:value-type="string">
            <text:p text:style-name="P39">RK4</text:p>
          </table:table-cell>
        </table:table-row>
        <table:table-row>
          <table:table-cell table:style-name="Tableau6.A2" office:value-type="string">
            <text:p text:style-name="P39">10</text:p>
          </table:table-cell>
          <table:table-cell table:style-name="Tableau6.A2" office:value-type="string">
            <text:p text:style-name="P40"/>
          </table:table-cell>
          <table:table-cell table:style-name="Tableau6.A2" office:value-type="string">
            <text:p text:style-name="P40"/>
          </table:table-cell>
          <table:table-cell table:style-name="Tableau6.D2" office:value-type="string">
            <text:p text:style-name="P40"/>
          </table:table-cell>
        </table:table-row>
        <text:soft-page-break/>
        <table:table-row>
          <table:table-cell table:style-name="Tableau6.A2" office:value-type="string">
            <text:p text:style-name="P39">100</text:p>
          </table:table-cell>
          <table:table-cell table:style-name="Tableau6.A2" office:value-type="string">
            <text:p text:style-name="P40"/>
          </table:table-cell>
          <table:table-cell table:style-name="Tableau6.A2" office:value-type="string">
            <text:p text:style-name="P40"/>
          </table:table-cell>
          <table:table-cell table:style-name="Tableau6.D2" office:value-type="string">
            <text:p text:style-name="P40"/>
          </table:table-cell>
        </table:table-row>
        <table:table-row>
          <table:table-cell table:style-name="Tableau6.A2" office:value-type="string">
            <text:p text:style-name="P39">1000</text:p>
          </table:table-cell>
          <table:table-cell table:style-name="Tableau6.A2" office:value-type="string">
            <text:p text:style-name="P40"/>
          </table:table-cell>
          <table:table-cell table:style-name="Tableau6.A2" office:value-type="string">
            <text:p text:style-name="P40"/>
          </table:table-cell>
          <table:table-cell table:style-name="Tableau6.D2" office:value-type="string">
            <text:p text:style-name="P40"/>
          </table:table-cell>
        </table:table-row>
      </table:table>
      <text:p text:style-name="P21">Exercice 2 – Équation du pendule</text:p>
      <text:p text:style-name="P4">L’équation du pendule modélise les oscillations d’un pendule pesant dans un champ de pesanteur soumis à une force de frottement fluide proportionnelle à la vitesse : </text:p>
      <text:p text:style-name="P4"><text:span text:style-name="T6">(2) y</text:span>′′(t) + sin <text:span text:style-name="T5">y</text:span>(t) + 14 <text:span text:style-name="T5">y</text:span>′(t) = 0.</text:p>
      <text:p text:style-name="P3">Pour en faire une résolution numérique, il est nécessaire de préciser les conditions initiales : <text:s text:c="8"/><text:span text:style-name="T5">y</text:span>(0) = 0, <text:span text:style-name="T5">y</text:span>′(0) = v <text:span text:style-name="T4">et t∈[0, 30]</text:span> (on attribuera plus loin différentes valeurs numériques à la vitesse initiale v).</text:p>
      <text:p text:style-name="P2">On utilisera la fonction odeint du module scipy.integrate pour la résolution des équations différentielles. Cette fonction peut être utilisée pour résoudre équations différentielles vectorielles <text:s text:c="3"/>Y ′ = F (Y, t). Les données vectorielles doivent alors être rentrées sous forme d’un tableau de coordonnées.</text:p>
      <text:p text:style-name="P2"/>
      <text:p text:style-name="P7">PARTIE I: </text:p>
      <text:p text:style-name="P5">On pose <draw:frame draw:style-name="fr1" draw:name="Objet1" text:anchor-type="as-char" svg:y="-0.603cm" svg:width="1.584cm" svg:height="1.057cm" draw:z-index="0"><draw:object xlink:href="./Object 1" xlink:type="simple" xlink:show="embed" xlink:actuate="onLoad"/><draw:image xlink:href="./ObjectReplacements/Object 1" xlink:type="simple" xlink:show="embed" xlink:actuate="onLoad"/></draw:frame>Alors <draw:frame draw:style-name="fr1" draw:name="Objet2" text:anchor-type="as-char" svg:y="-0.605cm" svg:width="1.954cm" svg:height="1.05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et <draw:frame draw:style-name="fr1" draw:name="Objet3" text:anchor-type="as-char" svg:y="-0.605cm" svg:width="4.546cm" svg:height="1.05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8"><text:span text:style-name="T8">Question 1 </text:span>Donner le code de la fonction <text:span text:style-name="T26">F(Y,t) </text:span>qui permet de représenter l’équation différentielle (2)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import math</text:p>
            <text:p text:style-name="P30">import scipy.integrate as si</text:p>
            <text:p text:style-name="P30">import numpy as np</text:p>
            <text:p text:style-name="P30">import matplotlib.pyplot as plt;</text:p>
            <text:p text:style-name="P30">def F(Y,t):</text:p>
            <text:p text:style-name="P41">return <text:span text:style-name="T21">…………………………………..</text:span></text:p>
          </table:table-cell>
        </table:table-row>
      </table:table>
      <text:p text:style-name="P10"><text:span text:style-name="T8">Question 2 </text:span>Donner le code de la fonction <text:span text:style-name="T19">pendule(F,y0,yp0,a,b,n) </text:span>qui permet de résoudre l’équation (2)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1">def pendule(F,<text:span text:style-name="T23">y0,yp0</text:span>,a,b,n):</text:p>
            <text:p text:style-name="P23">T = np.linspace(<text:span text:style-name="T21">…………………….</text:span>)</text:p>
            <text:p text:style-name="P23">Z = si.odeint(<text:span text:style-name="T21">……………………...</text:span>)</text:p>
            <text:p text:style-name="P23"><text:span text:style-name="T23">Y</text:span> = [z[0] for z in Z]</text:p>
            <text:p text:style-name="P23"><text:span text:style-name="T23">Yp</text:span> = [<text:span text:style-name="T21">………………..</text:span>]</text:p>
            <text:p text:style-name="P23">return <text:span text:style-name="T25">T</text:span>, <text:span text:style-name="T23">Y</text:span>, <text:span text:style-name="T23">Yp</text:span></text:p>
          </table:table-cell>
        </table:table-row>
      </table:table>
      <text:p text:style-name="P9"><text:span text:style-name="T8">Question </text:span><text:span text:style-name="T10">3 </text:span><text:span text:style-name="T20">Résoudre numériquement puis faire le tracé des solutions pour <text:tab/> sur l’intervalle t ∈ [0, 30]. 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2">def trace_angle(F,<text:span text:style-name="T23">y0,</text:span>vmax,a,b,n):</text:p>
            <text:p text:style-name="P32"><text:s text:c="4"/>for v in range(<text:span text:style-name="T21">……………………………...</text:span>):</text:p>
            <text:p text:style-name="P32"><text:s text:c="8"/><text:span text:style-name="T25">T</text:span>,<text:span text:style-name="T23">Y</text:span>,<text:span text:style-name="T23">Yp</text:span>= <text:span text:style-name="T21">………………………………..</text:span></text:p>
            <text:p text:style-name="P32"><text:s text:c="8"/>plt.plot(T,<text:span text:style-name="T25">Y</text:span>)</text:p>
            <text:p text:style-name="P33"><text:s text:c="8"/>plt.plot(T,<text:span text:style-name="T25">Yp</text:span>)</text:p>
            <text:p text:style-name="P32"><text:s text:c="4"/>plt.legend()</text:p>
            <text:p text:style-name="P32"><text:s text:c="4"/>plt.xlabel('temps')</text:p>
            <text:p text:style-name="P32"><text:s text:c="4"/>plt.ylabel('position')</text:p>
            <text:p text:style-name="P32"><text:s text:c="4"/>plt.grid()</text:p>
            <text:p text:style-name="P32"><text:s text:c="4"/>plt.title('Position en fonction du temps')</text:p>
            <text:p text:style-name="P32"><text:s text:c="4"/>plt.show()</text:p>
          </table:table-cell>
        </table:table-row>
      </table:table>
      <text:p text:style-name="P6"><text:soft-page-break/></text:p>
      <text:p text:style-name="P7">PARTIE II: </text:p>
      <text:p text:style-name="P11"><text:span text:style-name="T25">O</text:span>n utilisera cette fois la méthode d’Euler sans changement de variable </text:p>
      <text:p text:style-name="P12"><text:span text:style-name="T8">Question 1 </text:span>Donner le code de la fonction <text:span text:style-name="T5">f(t,y,yp) </text:span>qui permet de représenter l’équation différentielle (2)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2">from math import *</text:p>
            <text:p text:style-name="P22">import matplotlib.pyplot as plt</text:p>
            <text:p text:style-name="P22">import scipy.integrate as si</text:p>
            <text:p text:style-name="P22">import numpy as np</text:p>
            <text:p text:style-name="P22">def f(t,y,yp):</text:p>
            <text:p text:style-name="P22"><text:tab/>return <text:span text:style-name="T21">…………………………………….</text:span></text:p>
          </table:table-cell>
        </table:table-row>
      </table:table>
      <text:p text:style-name="P6"/>
      <text:p text:style-name="P13"><text:span text:style-name="T8">Question </text:span><text:span text:style-name="T11">2</text:span><text:span text:style-name="T8"> </text:span>Donner le code de la fonction <text:span text:style-name="T5">euler(f,a,b,y0,yp0,n) </text:span>qui permet <text:span text:style-name="T23">de calculer et de renvoyer les solutions de <text:s/></text:span>l’équation différentielle (2)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def euler(f,a,b,y0,yp0,n):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28">………………………………………………………………………………………………….</text:p>
            <text:p text:style-name="P32"><text:s text:c="4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0.06pt solid #000000" fo:border-bottom="0.06pt solid #000000" style:shadow="none">
        <style:tab-stops>
          <style:tab-stop style:position="13.705cm"/>
        </style:tab-stops>
      </style:paragraph-properties>
      <style:text-properties officeooo:paragraph-rsid="0015bf50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>
        <style:tab-stops>
          <style:tab-stop style:position="10.98cm"/>
          <style:tab-stop style:position="12.647cm"/>
        </style:tab-stops>
      </style:paragraph-properties>
      <style:text-properties officeooo:paragraph-rsid="0016e7b8" fo:background-color="#ffffff"/>
    </style:style>
    <style:style style:name="MT1" style:family="text">
      <style:text-properties style:font-name="Times new roman" fo:font-size="12pt" fo:font-weight="normal" officeooo:rsid="001e0e75" style:font-size-asian="12pt" style:font-weight-asian="normal" style:font-name-complex="Verdana" style:font-size-complex="12pt" style:font-weight-complex="normal"/>
    </style:style>
    <style:style style:name="MT2" style:family="text">
      <style:text-properties style:font-name="Times new roman" fo:font-size="12pt" fo:font-weight="normal" officeooo:rsid="001ee7c6" style:font-size-asian="12pt" style:font-weight-asian="normal" style:font-name-complex="Verdana" style:font-size-complex="12pt" style:font-weight-complex="normal"/>
    </style:style>
    <style:style style:name="MT3" style:family="text">
      <style:text-properties style:font-name="Times new roman" fo:font-size="12pt" fo:font-weight="normal" officeooo:rsid="0021f523" style:font-size-asian="12pt" style:font-weight-asian="normal" style:font-name-complex="Verdana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PGE GSR <text:s text:c="60"/></text:span><text:span text:style-name="MT2">TP</text:span><text:span text:style-name="MT1"> <text:s text:c="57"/>20</text:span><text:span text:style-name="MT3">20</text:span><text:span text:style-name="MT1">/20</text:span><text:span text:style-name="MT2">2</text:span><text:span text:style-name="MT3">1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6T11:40:50.449162602</meta:creation-date>
    <dc:date>2020-12-09T21:42:32.955000000</dc:date>
    <meta:editing-duration>PT5H52M50S</meta:editing-duration>
    <meta:editing-cycles>25</meta:editing-cycles>
    <meta:generator>LibreOffice/6.4.4.2$Windows_X86_64 LibreOffice_project/3d775be2011f3886db32dfd395a6a6d1ca2630ff</meta:generator>
    <meta:document-statistic meta:table-count="12" meta:image-count="0" meta:object-count="3" meta:page-count="4" meta:paragraph-count="146" meta:word-count="783" meta:character-count="5536" meta:non-whitespace-character-count="4691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i>y</mi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Y=left ( binom{y}{y'} right ) 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row>
          <mo fence="true" stretchy="true">(</mo>
          <mrow>
            <mtable>
              <mtr>
                <mtd>
                  <mn>......</mn>
                </mtd>
              </mtr>
              <mtr>
                <mtd>
                  <mn>......</mn>
                </mtd>
              </mtr>
            </mtable>
          </mrow>
          <mo fence="true" stretchy="true">)</mo>
        </mrow>
      </mrow>
    </mrow>
    <annotation encoding="StarMath 5.0">Y'=left ( binom{......}{......} right )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i>Y</mi>
      </mrow>
      <mrow>
        <mi>'</mi>
        <mo stretchy="false">=</mo>
        <mrow>
          <mo fence="true" stretchy="true">(</mo>
          <mrow>
            <mtable>
              <mtr>
                <mtd>
                  <mn>..............</mn>
                </mtd>
              </mtr>
              <mtr>
                <mtd>
                  <mn>...............</mn>
                </mtd>
              </mtr>
            </mtable>
          </mrow>
          <mo fence="true" stretchy="true">)</mo>
        </mrow>
      </mrow>
    </mrow>
    <annotation encoding="StarMath 5.0">F(Y,t)=Y'=left ( binom{..............}{...............} right ) </annotation>
  </semantics>
</math>
</file>